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71mm" svg:y="91.05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Raw: 18490 <text:s text:c="3"/>sampled: 1862.091 <text:s text:c="2"/>given: 3800 <text:s text:c="2"/>gain: 2.040716</text:p>
          </table:table-cell>
        </table:table-row>
        <table:table-row table:style-name="ro1">
          <table:table-cell office:value-type="string" calcext:value-type="string">
            <text:p>Raw: 18490 <text:s text:c="3"/>sampled: 1862.091 <text:s text:c="2"/>given: 3800 <text:s text:c="2"/>gain: 2.040716</text:p>
          </table:table-cell>
        </table:table-row>
        <table:table-row table:style-name="ro1">
          <table:table-cell office:value-type="string" calcext:value-type="string">
            <text:p>Raw: 17517 <text:s text:c="3"/>sampled: 1764.102 <text:s text:c="2"/>given: 3600 <text:s text:c="2"/>gain: 2.040698</text:p>
          </table:table-cell>
        </table:table-row>
        <table:table-row table:style-name="ro1">
          <table:table-cell office:value-type="string" calcext:value-type="string">
            <text:p>Raw: 17518 <text:s text:c="3"/>sampled: 1764.203 <text:s text:c="2"/>given: 3600 <text:s text:c="2"/>gain: 2.040582</text:p>
          </table:table-cell>
        </table:table-row>
        <table:table-row table:style-name="ro1">
          <table:table-cell office:value-type="string" calcext:value-type="string">
            <text:p>Raw: 16543 <text:s text:c="3"/>sampled: 1666.013 <text:s text:c="2"/>given: 3400 <text:s text:c="2"/>gain: 2.040801</text:p>
          </table:table-cell>
        </table:table-row>
        <table:table-row table:style-name="ro1">
          <table:table-cell office:value-type="string" calcext:value-type="string">
            <text:p>Raw: 16543 <text:s text:c="3"/>sampled: 1666.013 <text:s text:c="2"/>given: 3400 <text:s text:c="2"/>gain: 2.040801</text:p>
          </table:table-cell>
        </table:table-row>
        <table:table-row table:style-name="ro1">
          <table:table-cell office:value-type="string" calcext:value-type="string">
            <text:p>Raw: 15571 <text:s text:c="3"/>sampled: 1568.124 <text:s text:c="2"/>given: 3200 <text:s text:c="2"/>gain: 2.040654</text:p>
          </table:table-cell>
        </table:table-row>
        <table:table-row table:style-name="ro1">
          <table:table-cell office:value-type="string" calcext:value-type="string">
            <text:p>Raw: 15571 <text:s text:c="3"/>sampled: 1568.124 <text:s text:c="2"/>given: 3200 <text:s text:c="2"/>gain: 2.040654</text:p>
          </table:table-cell>
        </table:table-row>
        <table:table-row table:style-name="ro1">
          <table:table-cell office:value-type="string" calcext:value-type="string">
            <text:p>Raw: 14598 <text:s text:c="3"/>sampled: 1470.135 <text:s text:c="2"/>given: 3000 <text:s text:c="2"/>gain: 2.040628</text:p>
          </table:table-cell>
        </table:table-row>
        <table:table-row table:style-name="ro1">
          <table:table-cell office:value-type="string" calcext:value-type="string">
            <text:p>Raw: 14598 <text:s text:c="3"/>sampled: 1470.135 <text:s text:c="2"/>given: 3000 <text:s text:c="2"/>gain: 2.040628</text:p>
          </table:table-cell>
        </table:table-row>
        <table:table-row table:style-name="ro1">
          <table:table-cell office:value-type="string" calcext:value-type="string">
            <text:p>Raw: 13626 <text:s text:c="3"/>sampled: 1372.247 <text:s text:c="2"/>given: 2800 <text:s text:c="2"/>gain: 2.040448</text:p>
          </table:table-cell>
        </table:table-row>
        <table:table-row table:style-name="ro1">
          <table:table-cell office:value-type="string" calcext:value-type="string">
            <text:p>Raw: 13626 <text:s text:c="3"/>sampled: 1372.247 <text:s text:c="2"/>given: 2800 <text:s text:c="2"/>gain: 2.040448</text:p>
          </table:table-cell>
        </table:table-row>
        <table:table-row table:style-name="ro1">
          <table:table-cell office:value-type="string" calcext:value-type="string">
            <text:p>Raw: 12652 <text:s text:c="3"/>sampled: 1274.158 <text:s text:c="2"/>given: 2600 <text:s text:c="2"/>gain: 2.040564</text:p>
          </table:table-cell>
        </table:table-row>
        <table:table-row table:style-name="ro1">
          <table:table-cell office:value-type="string" calcext:value-type="string">
            <text:p>Raw: 12652 <text:s text:c="3"/>sampled: 1274.158 <text:s text:c="2"/>given: 2600 <text:s text:c="2"/>gain: 2.040564</text:p>
          </table:table-cell>
        </table:table-row>
        <table:table-row table:style-name="ro1">
          <table:table-cell office:value-type="string" calcext:value-type="string">
            <text:p>Raw: 11680 <text:s text:c="3"/>sampled: 1176.27 <text:s text:c="2"/>given: 2400 <text:s text:c="2"/>gain: 2.040349</text:p>
          </table:table-cell>
        </table:table-row>
        <table:table-row table:style-name="ro1">
          <table:table-cell office:value-type="string" calcext:value-type="string">
            <text:p>Raw: 11680 <text:s text:c="3"/>sampled: 1176.27 <text:s text:c="2"/>given: 2400 <text:s text:c="2"/>gain: 2.040349</text:p>
          </table:table-cell>
        </table:table-row>
        <table:table-row table:style-name="ro1">
          <table:table-cell office:value-type="string" calcext:value-type="string">
            <text:p>Raw: 10707 <text:s text:c="3"/>sampled: 1078.281 <text:s text:c="2"/>given: 2200 <text:s text:c="2"/>gain: 2.040285</text:p>
          </table:table-cell>
        </table:table-row>
        <table:table-row table:style-name="ro1">
          <table:table-cell office:value-type="string" calcext:value-type="string">
            <text:p>Raw: 10707 <text:s text:c="3"/>sampled: 1078.281 <text:s text:c="2"/>given: 2200 <text:s text:c="2"/>gain: 2.04028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.040716" calcext:value-type="float">
            <text:p>2.040716</text:p>
          </table:table-cell>
        </table:table-row>
        <table:table-row table:style-name="ro1">
          <table:table-cell table:style-name="ce1" office:value-type="float" office:value="2.040716" calcext:value-type="float">
            <text:p>2.040716</text:p>
          </table:table-cell>
        </table:table-row>
        <table:table-row table:style-name="ro1">
          <table:table-cell table:style-name="ce1" office:value-type="float" office:value="2.040698" calcext:value-type="float">
            <text:p>2.040698</text:p>
          </table:table-cell>
        </table:table-row>
        <table:table-row table:style-name="ro1">
          <table:table-cell table:style-name="ce1" office:value-type="float" office:value="2.040582" calcext:value-type="float">
            <text:p>2.040582</text:p>
          </table:table-cell>
        </table:table-row>
        <table:table-row table:style-name="ro1">
          <table:table-cell table:style-name="ce1" office:value-type="float" office:value="2.040801" calcext:value-type="float">
            <text:p>2.040801</text:p>
          </table:table-cell>
        </table:table-row>
        <table:table-row table:style-name="ro1">
          <table:table-cell table:style-name="ce1" office:value-type="float" office:value="2.040801" calcext:value-type="float">
            <text:p>2.040801</text:p>
          </table:table-cell>
        </table:table-row>
        <table:table-row table:style-name="ro1">
          <table:table-cell table:style-name="ce1" office:value-type="float" office:value="2.040654" calcext:value-type="float">
            <text:p>2.040654</text:p>
          </table:table-cell>
        </table:table-row>
        <table:table-row table:style-name="ro1">
          <table:table-cell table:style-name="ce1" office:value-type="float" office:value="2.040654" calcext:value-type="float">
            <text:p>2.040654</text:p>
          </table:table-cell>
        </table:table-row>
        <table:table-row table:style-name="ro1">
          <table:table-cell table:style-name="ce1" office:value-type="float" office:value="2.040628" calcext:value-type="float">
            <text:p>2.040628</text:p>
          </table:table-cell>
        </table:table-row>
        <table:table-row table:style-name="ro1">
          <table:table-cell table:style-name="ce1" office:value-type="float" office:value="2.040628" calcext:value-type="float">
            <text:p>2.040628</text:p>
          </table:table-cell>
        </table:table-row>
        <table:table-row table:style-name="ro1">
          <table:table-cell table:style-name="ce1" office:value-type="float" office:value="2.040448" calcext:value-type="float">
            <text:p>2.040448</text:p>
          </table:table-cell>
        </table:table-row>
        <table:table-row table:style-name="ro1">
          <table:table-cell table:style-name="ce1" office:value-type="float" office:value="2.040448" calcext:value-type="float">
            <text:p>2.040448</text:p>
          </table:table-cell>
        </table:table-row>
        <table:table-row table:style-name="ro1">
          <table:table-cell table:style-name="ce1" office:value-type="float" office:value="2.040564" calcext:value-type="float">
            <text:p>2.040564</text:p>
          </table:table-cell>
        </table:table-row>
        <table:table-row table:style-name="ro1">
          <table:table-cell table:style-name="ce1" office:value-type="float" office:value="2.040564" calcext:value-type="float">
            <text:p>2.040564</text:p>
          </table:table-cell>
        </table:table-row>
        <table:table-row table:style-name="ro1">
          <table:table-cell table:style-name="ce1" office:value-type="float" office:value="2.040349" calcext:value-type="float">
            <text:p>2.040349</text:p>
          </table:table-cell>
        </table:table-row>
        <table:table-row table:style-name="ro1">
          <table:table-cell table:style-name="ce1" office:value-type="float" office:value="2.040349" calcext:value-type="float">
            <text:p>2.040349</text:p>
          </table:table-cell>
        </table:table-row>
        <table:table-row table:style-name="ro1">
          <table:table-cell table:style-name="ce1" office:value-type="float" office:value="2.040285" calcext:value-type="float">
            <text:p>2.040285</text:p>
          </table:table-cell>
        </table:table-row>
        <table:table-row table:style-name="ro1">
          <table:table-cell table:style-name="ce1" office:value-type="float" office:value="2.040285" calcext:value-type="float">
            <text:p>2.040285</text:p>
          </table:table-cell>
        </table:table-row>
        <table:table-row table:style-name="ro1">
          <table:table-cell table:style-name="ce1"/>
        </table:table-row>
        <table:table-row table:style-name="ro1">
          <table:table-cell/>
        </table:table-row>
        <table:table-row table:style-name="ro1">
          <table:table-cell office:value-type="float" office:value="2.04055" calcext:value-type="float">
            <text:p>2.04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5:10:04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0-31T15:11:08.647000000</dc:date>
    <meta:editing-duration>PT4H15M25S</meta:editing-duration>
    <meta:editing-cycles>77</meta:editing-cycles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8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0716">
                <text:p>2.040716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0716">
                <text:p>2.040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0698">
                <text:p>2.040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0582">
                <text:p>2.040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0801">
                <text:p>2.040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0801">
                <text:p>2.040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0654">
                <text:p>2.040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0654">
                <text:p>2.040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0628">
                <text:p>2.040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0628">
                <text:p>2.040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0448">
                <text:p>2.040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0448">
                <text:p>2.040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0564">
                <text:p>2.040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0564">
                <text:p>2.040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0349">
                <text:p>2.040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0349">
                <text:p>2.040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0285">
                <text:p>2.040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0285">
                <text:p>2.040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